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Arrow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6" draw:id="id6" draw:layer="layout" svg:width="4.318cm" svg:height="2.54cm" svg:x="7.962cm" svg:y="13.689cm">
          <draw:glue-point draw:id="4" svg:x="3.876cm" svg:y="3.043cm"/>
          <draw:glue-point draw:id="5" svg:x="3.582cm" svg:y="-3.456cm"/>
          <text:p text:style-name="P1"><text:span text:style-name="T1">Exercise</text:span><text:span text:style-name="T1"><text:line-break/></text:span><text:span text:style-name="T1">uP Controller</text:span></text:p>
        </draw:ellipse>
        <draw:ellipse draw:style-name="gr2" draw:text-style-name="P3" xml:id="id2" draw:id="id2" draw:layer="layout" svg:width="2.667cm" svg:height="1.524cm" svg:x="5.064cm" svg:y="19.567cm">
          <text:p text:style-name="P1"><text:span text:style-name="T2">Motor</text:span></text:p>
          <text:p text:style-name="P1"><text:span text:style-name="T2">Controller</text:span></text:p>
        </draw:ellipse>
        <draw:ellipse draw:style-name="text" draw:text-style-name="P4" draw:layer="layout" svg:width="1.143cm" svg:height="1.524cm" svg:x="3.032cm" svg:y="20.431cm">
          <text:p/>
        </draw:ellipse>
        <draw:circle draw:style-name="gr2" draw:text-style-name="P5" xml:id="id3" draw:id="id3" draw:layer="layout" svg:width="1.524cm" svg:height="1.524cm" svg:x="5.635cm" svg:y="22.361cm">
          <text:p text:style-name="P1"><text:span text:style-name="T3">Motor</text:span></text:p>
        </draw:circle>
        <draw:connector draw:style-name="gr3" draw:text-style-name="P5" draw:layer="layout" svg:x1="8.978cm" svg:y1="18.451cm" svg:x2="7.731cm" svg:y2="20.329cm" draw:start-shape="id1" draw:start-glue-point="3" draw:end-shape="id2" svg:d="M8978 18451h-623v1878h-624">
          <text:p/>
        </draw:connector>
        <draw:connector draw:style-name="gr3" draw:text-style-name="P5" draw:layer="layout" svg:x1="6.397cm" svg:y1="21.091cm" svg:x2="6.397cm" svg:y2="22.361cm" draw:start-shape="id2" draw:end-shape="id3" draw:end-glue-point="0" svg:d="M6397 21091v1270">
          <text:p/>
        </draw:connector>
        <draw:custom-shape draw:style-name="gr4" draw:text-style-name="P5" xml:id="id9" draw:id="id9" draw:layer="layout" svg:width="2.794cm" svg:height="1.397cm" svg:x="2.778cm" svg:y="10.017cm">
          <text:p text:style-name="P5">3-axis<text:line-break/>Accelero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2" draw:id="id12" draw:layer="layout" svg:width="2.794cm" svg:height="1.397cm" svg:x="2.905cm" svg:y="4.429cm">
          <text:p text:style-name="P5">Pedal Force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3" draw:id="id13" draw:layer="layout" svg:width="2.794cm" svg:height="1.397cm" svg:x="4.048cm" svg:y="2.524cm">
          <draw:glue-point draw:id="4" svg:x="3.181cm" svg:y="5.003cm"/>
          <draw:glue-point draw:id="5" svg:x="-3.636cm" svg:y="5.003cm"/>
          <text:p text:style-name="P5">Chain Tension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2.794cm" svg:height="1.27cm" svg:x="2.778cm" svg:y="12.049cm">
          <text:p text:style-name="P5">Motor Amps &amp;<text:line-break/>Volts 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0" draw:id="id10" draw:layer="layout" svg:width="2.667cm" svg:height="1.27cm" svg:x="2.905cm" svg:y="8.128cm">
          <text:p text:style-name="P5">Wheel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1" draw:id="id11" draw:layer="layout" svg:width="2.667cm" svg:height="1.27cm" svg:x="2.929cm" svg:y="6.334cm">
          <text:p text:style-name="P5">Pedal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2.794cm" svg:height="1.397cm" svg:x="8.724cm" svg:y="21.055cm">
          <text:p text:style-name="P5">Electric<text:line-break/>Shif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0.121cm" svg:y1="19.15cm" svg:x2="10.121cm" svg:y2="21.055cm" draw:start-shape="id1" draw:start-glue-point="2" draw:end-shape="id4" svg:d="M10121 19150v1905">
          <text:p/>
        </draw:connector>
        <draw:connector draw:style-name="gr3" draw:text-style-name="P5" draw:layer="layout" svg:x1="5.635cm" svg:y1="23.123cm" svg:x2="4.175cm" svg:y2="13.319cm" draw:start-shape="id3" draw:start-glue-point="3" draw:end-shape="id5" draw:end-glue-point="2" svg:d="M5635 23123h-1460v-9804">
          <text:p/>
        </draw:connector>
        <draw:custom-shape draw:style-name="gr4" draw:text-style-name="P5" xml:id="id7" draw:id="id7" draw:layer="layout" svg:width="1.651cm" svg:height="1.143cm" svg:x="5.318cm" svg:y="14.388cm">
          <text:p text:style-name="P5">NV 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4" draw:id="id14" draw:layer="layout" svg:width="2.286cm" svg:height="1.27cm" svg:x="7.222cm" svg:y="2.557cm">
          <text:p text:style-name="P5">Wind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8" draw:id="id18" draw:layer="layout" svg:width="3.048cm" svg:height="1.27cm" svg:x="16.875cm" svg:y="14.335cm">
          <text:p text:style-name="P5">Visual 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0" draw:id="id20" draw:layer="layout" svg:width="2.794cm" svg:height="1.397cm" svg:x="16.983cm" svg:y="17.6cm">
          <text:p text:style-name="P5">Tactile Feedback<text:line-break/>De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7.962cm" svg:y1="14.959cm" svg:x2="6.969cm" svg:y2="14.959cm" draw:start-shape="id6" draw:start-glue-point="3" draw:end-shape="id7" draw:end-glue-point="1" svg:d="M7962 14959h-993">
          <text:p/>
        </draw:connector>
        <draw:custom-shape draw:style-name="gr4" draw:text-style-name="P5" xml:id="id15" draw:id="id15" draw:layer="layout" svg:width="2.794cm" svg:height="1.397cm" svg:x="17.256cm" svg:y="8.806cm">
          <text:p text:style-name="P5">Thumb Thrott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2.667cm" svg:height="1.778cm" svg:x="8.788cm" svg:y="8.62cm">
          <draw:glue-point draw:id="4" svg:x="-5.005cm" svg:y="2.857cm"/>
          <draw:glue-point draw:id="5" svg:x="-5.005cm" svg:y="1.428cm"/>
          <draw:glue-point draw:id="6" svg:x="-5.005cm" svg:y="-1.428cm"/>
          <draw:glue-point draw:id="7" svg:x="-5.005cm" svg:y="-2.857cm"/>
          <draw:glue-point draw:id="8" svg:x="3.419cm" svg:y="-5cm"/>
          <draw:glue-point draw:id="9" svg:x="1.991cm" svg:y="-5cm"/>
          <draw:glue-point draw:id="10" svg:x="-3.247cm" svg:y="-5cm"/>
          <draw:glue-point draw:id="11" svg:x="-1.818cm" svg:y="-5cm"/>
          <text:p text:style-name="P5">Vehicle<text:line-break/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121cm" svg:y1="10.398cm" svg:x2="10.121cm" svg:y2="13.689cm" draw:start-shape="id8" draw:start-glue-point="2" draw:end-shape="id6" draw:end-glue-point="0" svg:d="M10121 10398v3291">
          <text:p/>
        </draw:connector>
        <draw:connector draw:style-name="gr6" draw:text-style-name="P5" draw:layer="layout" draw:line-skew="-0.592cm" svg:x1="5.572cm" svg:y1="12.684cm" svg:x2="8.788cm" svg:y2="10.016cm" draw:start-shape="id5" draw:start-glue-point="1" draw:end-shape="id8" draw:end-glue-point="4" svg:d="M5572 12684h1016v-2668h2200">
          <text:p/>
        </draw:connector>
        <draw:connector draw:style-name="gr6" draw:text-style-name="P5" draw:layer="layout" draw:line-skew="-0.973cm" svg:x1="5.572cm" svg:y1="10.715cm" svg:x2="8.788cm" svg:y2="9.762cm" draw:start-shape="id9" draw:start-glue-point="1" draw:end-shape="id8" draw:end-glue-point="5" svg:d="M5572 10715h635v-953h2581">
          <text:p/>
        </draw:connector>
        <draw:connector draw:style-name="gr6" draw:text-style-name="P5" draw:layer="layout" draw:line-skew="-0.973cm" svg:x1="5.572cm" svg:y1="8.763cm" svg:x2="8.788cm" svg:y2="9.509cm" draw:start-shape="id10" draw:start-glue-point="1" draw:end-shape="id8" draw:end-glue-point="3" svg:d="M5572 8763h635v746h2581">
          <text:p/>
        </draw:connector>
        <draw:connector draw:style-name="gr6" draw:text-style-name="P6" draw:layer="layout" draw:line-skew="-0.604cm" svg:x1="5.596cm" svg:y1="6.969cm" svg:x2="8.788cm" svg:y2="9.256cm" draw:start-shape="id11" draw:start-glue-point="1" draw:end-shape="id8" draw:end-glue-point="6" svg:d="M5596 6969h992v2287h2200">
          <text:p/>
        </draw:connector>
        <draw:connector draw:style-name="gr7" draw:text-style-name="P5" draw:layer="layout" svg:x1="7.858cm" svg:y1="9.509cm" svg:x2="7.858cm" svg:y2="9.509cm" svg:d="M7858 9509z">
          <text:p/>
        </draw:connector>
        <draw:connector draw:style-name="gr6" draw:text-style-name="P5" draw:layer="layout" draw:line-skew="-0.275cm" svg:x1="5.699cm" svg:y1="5.127cm" svg:x2="8.788cm" svg:y2="9.002cm" draw:start-shape="id12" draw:start-glue-point="1" draw:end-shape="id8" draw:end-glue-point="7" svg:d="M5699 5127h1270v3875h1819">
          <text:p/>
        </draw:connector>
        <draw:connector draw:style-name="gr6" draw:text-style-name="P5" draw:layer="layout" draw:line-skew="-1.461cm" svg:x1="6.333cm" svg:y1="3.92cm" svg:x2="9.256cm" svg:y2="8.62cm" draw:start-shape="id13" draw:start-glue-point="4" draw:end-shape="id8" draw:end-glue-point="10" svg:d="M6333 3920v890h2923v3810">
          <text:p/>
        </draw:connector>
        <draw:connector draw:style-name="gr6" draw:text-style-name="P5" draw:layer="layout" draw:line-skew="-1.652cm" svg:x1="8.365cm" svg:y1="3.827cm" svg:x2="9.637cm" svg:y2="8.62cm" draw:start-shape="id14" draw:start-glue-point="2" draw:end-shape="id8" draw:end-glue-point="11" svg:d="M8365 3827v745h1272v4048">
          <text:p/>
        </draw:connector>
        <draw:connector draw:style-name="gr3" draw:text-style-name="P5" draw:layer="layout" svg:x1="17.256cm" svg:y1="9.504cm" svg:x2="15.35cm" svg:y2="10.652cm" draw:start-shape="id15" draw:start-glue-point="3" draw:end-shape="id16" draw:end-glue-point="4" svg:d="M17256 9504h-952v1148h-954">
          <text:p/>
        </draw:connector>
        <draw:custom-shape draw:style-name="gr4" draw:text-style-name="P5" xml:id="id19" draw:id="id19" draw:layer="layout" svg:width="2.989cm" svg:height="1.27cm" svg:x="16.934cm" svg:y="15.986cm">
          <text:p text:style-name="P5">Audible Feedback<text:line-break/>De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2.286cm" svg:height="1.397cm" svg:x="8.978cm" svg:y="17.753cm">
          <text:p text:style-name="P5">Control<text:line-break/>Out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0.121cm" svg:y1="16.229cm" svg:x2="10.121cm" svg:y2="17.753cm" draw:start-shape="id6" draw:start-glue-point="2" draw:end-shape="id1" draw:end-glue-point="0" svg:d="M10121 16229v1524">
          <text:p/>
        </draw:connector>
        <draw:custom-shape draw:style-name="gr4" draw:text-style-name="P5" xml:id="id16" draw:id="id16" draw:layer="layout" svg:width="2.159cm" svg:height="1.27cm" svg:x="13.192cm" svg:y="10.398cm">
          <draw:glue-point draw:id="4" svg:x="5.002cm" svg:y="-3cm"/>
          <draw:glue-point draw:id="5" svg:x="5.002cm" svg:y="3cm"/>
          <text:p text:style-name="P5">User In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7" draw:id="id17" draw:layer="layout" svg:width="1.905cm" svg:height="1.524cm" svg:x="13.514cm" svg:y="15.049cm">
          <draw:glue-point draw:id="4" svg:x="5.002cm" svg:y="-2.427cm"/>
          <draw:glue-point draw:id="5" svg:x="5.002cm" svg:y="2.572cm"/>
          <text:p text:style-name="P5">User<text:line-break/>Out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15.418cm" svg:y1="15.442cm" svg:x2="16.875cm" svg:y2="14.97cm" draw:start-shape="id17" draw:start-glue-point="4" draw:end-shape="id18" svg:d="M15418 15442h729v-472h728">
          <text:p/>
        </draw:connector>
        <draw:connector draw:style-name="gr8" draw:text-style-name="P5" draw:layer="layout" svg:x1="15.419cm" svg:y1="15.811cm" svg:x2="16.934cm" svg:y2="16.621cm" draw:start-shape="id17" draw:start-glue-point="1" draw:end-shape="id19" svg:d="M15419 15811h757v810h758">
          <text:p/>
        </draw:connector>
        <draw:connector draw:style-name="gr8" draw:text-style-name="P5" draw:layer="layout" draw:line-skew="-0.342cm" svg:x1="15.418cm" svg:y1="16.202cm" svg:x2="16.983cm" svg:y2="18.298cm" draw:start-shape="id17" draw:start-glue-point="5" draw:end-shape="id20" svg:d="M15418 16202h441v2096h1124">
          <text:p/>
        </draw:connector>
        <draw:connector draw:style-name="gr8" draw:text-style-name="P5" draw:layer="layout" svg:x1="12.28cm" svg:y1="14.959cm" svg:x2="13.514cm" svg:y2="15.811cm" draw:start-shape="id6" draw:start-glue-point="1" draw:end-shape="id17" draw:end-glue-point="3" svg:d="M12280 14959h617v852h617">
          <text:p/>
        </draw:connector>
        <draw:custom-shape draw:style-name="gr4" draw:text-style-name="P5" xml:id="id22" draw:id="id22" draw:layer="layout" svg:width="3.556cm" svg:height="1.397cm" svg:x="13.7cm" svg:y="19.669cm">
          <draw:glue-point draw:id="4" svg:x="2.5cm" svg:y="5.003cm"/>
          <draw:glue-point draw:id="5" svg:x="-2.142cm" svg:y="5.003cm"/>
          <text:p text:style-name="P5">External Applications<text:line-break/>and Data 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1" draw:id="id21" draw:layer="layout" svg:width="2.032cm" svg:height="1.143cm" svg:x="17.256cm" svg:y="10.457cm">
          <text:p text:style-name="P5">Butt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7.256cm" svg:y1="11.028cm" svg:x2="15.351cm" svg:y2="11.033cm" draw:start-shape="id21" draw:start-glue-point="3" draw:end-shape="id16" draw:end-glue-point="1" svg:d="M17256 11028h-952v5h-953">
          <text:p/>
        </draw:connector>
        <draw:connector draw:style-name="gr5" draw:text-style-name="P5" draw:layer="layout" draw:line-skew="-1.195cm" svg:x1="13.7cm" svg:y1="20.367cm" svg:x2="11.794cm" svg:y2="15.731cm" draw:start-shape="id22" draw:start-glue-point="3" draw:end-shape="id6" draw:end-glue-point="4" svg:d="M13700 20367h-1905v-4636h-1">
          <text:p/>
        </draw:connector>
        <draw:custom-shape draw:style-name="gr4" draw:text-style-name="P5" xml:id="id23" draw:id="id23" draw:layer="layout" svg:width="1.143cm" svg:height="2.413cm" svg:x="13.573cm" svg:y="22.654cm">
          <text:p text:style-name="P5">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4" draw:id="id24" draw:layer="layout" svg:width="2.032cm" svg:height="2.159cm" svg:x="15.986cm" svg:y="22.781cm">
          <text:p text:style-name="P5">Internet</text:p>
          <text:p text:style-name="P5">Clo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4.717cm" svg:y1="21.065cm" svg:x2="14.144cm" svg:y2="22.654cm" draw:start-shape="id22" draw:start-glue-point="5" draw:end-shape="id23" draw:end-glue-point="0" svg:d="M14717 21065v795h-573v794">
          <text:p/>
        </draw:connector>
        <draw:connector draw:style-name="gr5" draw:text-style-name="P5" draw:layer="layout" svg:x1="17.002cm" svg:y1="22.781cm" svg:x2="16.367cm" svg:y2="21.065cm" draw:start-shape="id24" draw:start-glue-point="0" draw:end-shape="id22" draw:end-glue-point="4" svg:d="M17002 22781v-858h-635v-858">
          <text:p/>
        </draw:connector>
        <draw:connector draw:style-name="gr5" draw:text-style-name="P5" draw:layer="layout" svg:x1="14.716cm" svg:y1="23.86cm" svg:x2="15.986cm" svg:y2="23.86cm" draw:start-shape="id23" draw:start-glue-point="1" draw:end-shape="id24" draw:end-glue-point="3" svg:d="M14716 23860h1270">
          <text:p/>
        </draw:connector>
        <draw:connector draw:style-name="gr5" draw:text-style-name="P5" draw:layer="layout" svg:x1="11.667cm" svg:y1="9.763cm" svg:x2="11.667cm" svg:y2="9.763cm" svg:d="M11667 9763z">
          <text:p/>
        </draw:connector>
        <draw:connector draw:style-name="gr3" draw:text-style-name="P5" draw:layer="layout" svg:x1="14.271cm" svg:y1="11.668cm" svg:x2="11.667cm" svg:y2="14.082cm" draw:start-shape="id16" draw:start-glue-point="2" draw:end-shape="id6" draw:end-glue-point="5" svg:d="M14271 11668v1011h-2604v1403">
          <text:p/>
        </draw:connector>
        <draw:custom-shape draw:style-name="gr4" draw:text-style-name="P5" xml:id="id25" draw:id="id25" draw:layer="layout" svg:width="1.778cm" svg:height="1.143cm" svg:x="5.508cm" svg:y="24.622cm">
          <text:p text:style-name="P5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6.397cm" svg:y1="24.622cm" svg:x2="6.397cm" svg:y2="23.885cm" draw:start-shape="id25" draw:start-glue-point="0" draw:end-shape="id3" draw:end-glue-point="2" svg:d="M6397 24622v-737">
          <text:p/>
        </draw:connector>
        <draw:custom-shape draw:style-name="gr4" draw:text-style-name="P5" xml:id="id26" draw:id="id26" draw:layer="layout" svg:width="2.286cm" svg:height="1.27cm" svg:x="8.106cm" svg:y="24.644cm">
          <text:p text:style-name="P5">Pedal Assist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9.249cm" svg:y1="24.644cm" svg:x2="7.159cm" svg:y2="23.123cm" draw:start-shape="id26" draw:start-glue-point="0" draw:end-shape="id3" draw:end-glue-point="1" svg:d="M9249 24644v-1521h-2090">
          <text:p/>
        </draw:connector>
        <draw:frame draw:style-name="gr9" draw:text-style-name="P7" draw:layer="layout" svg:width="11.644cm" svg:height="1.195cm" svg:x="5.699cm" svg:y="1.127cm">
          <draw:text-box>
            <text:p text:style-name="P7"><text:span text:style-name="T4">Pedal Assist Exercise System</text:span></text:p>
          </draw:text-box>
        </draw:frame>
        <draw:custom-shape draw:style-name="gr4" draw:text-style-name="P5" xml:id="id27" draw:id="id27" draw:layer="layout" svg:width="2.032cm" svg:height="0.964cm" svg:x="13.214cm" svg:y="5.624cm">
          <draw:glue-point draw:id="4" svg:x="3.125cm" svg:y="5.019cm"/>
          <draw:glue-point draw:id="5" svg:x="0.939cm" svg:y="-5cm"/>
          <draw:glue-point draw:id="6" svg:x="3.439cm" svg:y="-5cm"/>
          <draw:glue-point draw:id="7" svg:x="-3.435cm" svg:y="-5cm"/>
          <draw:glue-point draw:id="8" svg:x="-1.56cm" svg:y="-5cm"/>
          <draw:glue-point draw:id="9" svg:x="5.009cm" svg:y="-3.682cm"/>
          <draw:glue-point draw:id="10" svg:x="5.009cm" svg:y="2.904cm"/>
          <text:p text:style-name="P5">Bio<text:line-break/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14.23cm" svg:y1="6.588cm" svg:x2="14.271cm" svg:y2="10.398cm" draw:start-shape="id27" draw:start-glue-point="2" draw:end-shape="id16" draw:end-glue-point="0" svg:d="M14230 6588v1906h41v1904">
          <text:p/>
        </draw:connector>
        <draw:custom-shape draw:style-name="gr4" draw:text-style-name="P5" xml:id="id28" draw:id="id28" draw:layer="layout" svg:width="2.413cm" svg:height="1.27cm" svg:x="10.484cm" svg:y="2.47cm">
          <text:p text:style-name="P5">Heart Monitor/<text:line-break/>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9" draw:id="id29" draw:layer="layout" svg:width="1.669cm" svg:height="1.27cm" svg:x="13.151cm" svg:y="2.449cm">
          <text:p text:style-name="P5">Blood<text:line-break/>Press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0" draw:id="id30" draw:layer="layout" svg:width="1.905cm" svg:height="1.27cm" svg:x="15.183cm" svg:y="2.453cm">
          <text:p text:style-name="P5">Respiration<text:line-break/>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1" draw:id="id31" draw:layer="layout" svg:width="2.304cm" svg:height="1.27cm" svg:x="17.324cm" svg:y="2.435cm">
          <text:p text:style-name="P5">Blood Oxygen<text:line-break/>Le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1.69cm" svg:y1="3.74cm" svg:x2="13.533cm" svg:y2="5.624cm" draw:start-shape="id28" draw:start-glue-point="2" draw:end-shape="id27" draw:end-glue-point="7" svg:d="M11690 3740v943h1843v941">
          <text:p/>
        </draw:connector>
        <draw:connector draw:style-name="gr3" draw:text-style-name="P5" draw:layer="layout" svg:x1="13.985cm" svg:y1="3.719cm" svg:x2="13.914cm" svg:y2="5.624cm" draw:start-shape="id29" draw:start-glue-point="2" draw:end-shape="id27" draw:end-glue-point="8" svg:d="M13985 3719v953h-71v952">
          <text:p/>
        </draw:connector>
        <draw:connector draw:style-name="gr3" draw:text-style-name="P5" draw:layer="layout" draw:line-skew="-0.447cm" svg:x1="16.135cm" svg:y1="3.723cm" svg:x2="14.42cm" svg:y2="5.624cm" draw:start-shape="id30" draw:start-glue-point="2" draw:end-shape="id27" draw:end-glue-point="5" svg:d="M16135 3723v504h-1715v1397">
          <text:p/>
        </draw:connector>
        <draw:connector draw:style-name="gr3" draw:text-style-name="P5" draw:layer="layout" svg:x1="18.476cm" svg:y1="3.705cm" svg:x2="14.928cm" svg:y2="5.624cm" draw:start-shape="id31" draw:start-glue-point="2" draw:end-shape="id27" draw:end-glue-point="6" svg:d="M18476 3705v960h-3548v959">
          <text:p/>
        </draw:connector>
        <draw:custom-shape draw:style-name="gr4" draw:text-style-name="P5" xml:id="id32" draw:id="id32" draw:layer="layout" svg:width="2.159cm" svg:height="1.27cm" svg:x="17.256cm" svg:y="11.922cm">
          <text:p text:style-name="P5">Touch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7.256cm" svg:y1="12.557cm" svg:x2="15.35cm" svg:y2="11.414cm" draw:start-shape="id32" draw:start-glue-point="3" draw:end-shape="id16" draw:end-glue-point="5" svg:d="M17256 12557h-953v-1143h-953">
          <text:p/>
        </draw:connector>
        <draw:custom-shape draw:style-name="gr4" draw:text-style-name="P5" xml:id="id33" draw:id="id33" draw:layer="layout" svg:width="2.032cm" svg:height="1.016cm" svg:x="17.383cm" svg:y="5.064cm">
          <text:p text:style-name="P5">Blood Sugar<text:line-break/>Le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4" draw:id="id34" draw:layer="layout" svg:width="2.032cm" svg:height="1.143cm" svg:x="17.383cm" svg:y="6.842cm">
          <text:p text:style-name="P5">Brain Wav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7.383cm" svg:y1="5.572cm" svg:x2="15.246cm" svg:y2="5.752cm" draw:start-shape="id33" draw:start-glue-point="3" draw:end-shape="id27" draw:end-glue-point="9" svg:d="M17383 5572h-1068v180h-1069">
          <text:p/>
        </draw:connector>
        <draw:connector draw:style-name="gr3" draw:text-style-name="P5" draw:layer="layout" svg:x1="17.383cm" svg:y1="7.413cm" svg:x2="15.246cm" svg:y2="6.385cm" draw:start-shape="id34" draw:start-glue-point="3" draw:end-shape="id27" draw:end-glue-point="10" svg:d="M17383 7413h-1068v-1028h-10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="Arrow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ry Beck</meta:initial-creator>
    <meta:creation-date>2018-01-07T11:49:47.03</meta:creation-date>
    <dc:date>2018-01-08T10:19:05.01</dc:date>
    <dc:creator>Larry Beck</dc:creator>
    <meta:editing-duration>PT18H55M30S</meta:editing-duration>
    <meta:editing-cycles>13</meta:editing-cycles>
    <meta:generator>OpenOffice/4.1.5$Win32 OpenOffice.org_project/415m1$Build-9789</meta:generator>
    <meta:printed-by>Larry Beck</meta:printed-by>
    <meta:print-date>2018-01-07T18:07:21.43</meta:print-date>
    <meta:document-statistic meta:object-count="73"/>
  </office:meta>
</office:document-meta>
</file>